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iple-Headed Ettin Barbarian (3.5e)</text:h>
      <text:h text:style-name="Heading_20_2" text:outline-level="2">Base Statistics</text:h>
      <text:list text:style-name="L1">
        <text:list-item>
          <text:p text:style-name="P1">Size/Type: Large Giant </text:p>
        </text:list-item>
        <text:list-item>
          <text:p text:style-name="P1">Hit Dice: 10d8+30 plus 1d12+3 (85 hp) </text:p>
        </text:list-item>
        <text:list-item>
          <text:p text:style-name="P1">Initiative: -2 </text:p>
        </text:list-item>
        <text:list-item>
          <text:p text:style-name="P1">Speed: 30 ft. (6 squares) [reduced from 40 ft due to breastplate] </text:p>
        </text:list-item>
        <text:list-item>
          <text:p text:style-name="P1">Armor Class: 22 (-1 size, -2 Dex, +8 natural, +5 breastplate, +2 shield bonus), touch 7, flat-footed 22 </text:p>
        </text:list-item>
        <text:list-item>
          <text:p text:style-name="P2">Base Attack/Grapple: +7/+19 </text:p>
        </text:list-item>
      </text:list>
      <text:p text:style-name="Text_20_body"><text:span text:style-name="Strong_20_Emphasis">Attacks:</text:span></text:p>
      <text:list text:style-name="L2">
        <text:list-item>
          <text:p text:style-name="P3">Full Attack: +1 battleaxe +15/+10 melee (2d6+9/×3) and +1 warhammer +15 melee (2d6+5/×3) </text:p>
        </text:list-item>
        <text:list-item>
          <text:p text:style-name="P4">Space/Reach: 10 ft./10 ft. </text:p>
        </text:list-item>
      </text:list>
      <text:p text:style-name="Text_20_body"><text:span text:style-name="Strong_20_Emphasis">Special Qualities:</text:span></text:p>
      <text:list text:style-name="L3">
        <text:list-item>
          <text:p text:style-name="P5">Darkvision 60 ft. </text:p>
        </text:list-item>
        <text:list-item>
          <text:p text:style-name="P5">Low-light vision </text:p>
        </text:list-item>
        <text:list-item>
          <text:p text:style-name="P5">Superior two-weapon fighting </text:p>
        </text:list-item>
        <text:list-item>
          <text:p text:style-name="P5">Triple-headed (unique variant) </text:p>
        </text:list-item>
        <text:list-item>
          <text:p text:style-name="P6">Fast movement (currently negated by medium armor) </text:p>
        </text:list-item>
      </text:list>
      <text:p text:style-name="Text_20_body"><text:span text:style-name="Strong_20_Emphasis">Saves:</text:span></text:p>
      <text:list text:style-name="L4">
        <text:list-item>
          <text:p text:style-name="P7">Fort +12 (+9 base, +3 Con) </text:p>
        </text:list-item>
        <text:list-item>
          <text:p text:style-name="P7">Ref +1 (+3 base, -2 Dex) </text:p>
        </text:list-item>
        <text:list-item>
          <text:p text:style-name="P8">Will +5 (+3 base, +1 Wis, +1 third head) </text:p>
        </text:list-item>
      </text:list>
      <text:p text:style-name="Text_20_body"><text:span text:style-name="Strong_20_Emphasis">Abilities (including racial adjustments):</text:span></text:p>
      <text:list text:style-name="L5">
        <text:list-item>
          <text:p text:style-name="P9">Str 27 (+8) [base 19 +8 racial] </text:p>
        </text:list-item>
        <text:list-item>
          <text:p text:style-name="P9">Dex 6 (-2) [base 8 -2 racial] </text:p>
        </text:list-item>
        <text:list-item>
          <text:p text:style-name="P9">Con 19 (+4) [base 15 +4 racial] </text:p>
        </text:list-item>
        <text:list-item>
          <text:p text:style-name="P9">Int 2 (-4) [base 6 -4 racial] </text:p>
        </text:list-item>
        <text:list-item>
          <text:p text:style-name="P9">Wis 12 (+1) [base 10 +2 racial] </text:p>
        </text:list-item>
        <text:list-item>
          <text:p text:style-name="P10">Cha 7 (-2) [base 11 -4 racial] </text:p>
        </text:list-item>
      </text:list>
      <text:p text:style-name="Text_20_body"><text:span text:style-name="Strong_20_Emphasis">Skills:</text:span></text:p>
      <text:list text:style-name="L6">
        <text:list-item>
          <text:p text:style-name="P11">Listen +10 (+1 Wis, +5 ranks, +2 per extra head) </text:p>
        </text:list-item>
        <text:list-item>
          <text:p text:style-name="P11">Spot +10 (+1 Wis, +5 ranks, +2 per extra head) </text:p>
        </text:list-item>
        <text:list-item>
          <text:p text:style-name="P12">Survival +3 (+1 Wis, +2 ranks) 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Feats:</text:span></text:p>
      <text:list text:style-name="L7">
        <text:list-item>
          <text:p text:style-name="P13">Power Attack </text:p>
        </text:list-item>
        <text:list-item>
          <text:p text:style-name="P13">Cleave </text:p>
        </text:list-item>
        <text:list-item>
          <text:p text:style-name="P13">Weapon Focus (battleaxe) </text:p>
        </text:list-item>
        <text:list-item>
          <text:p text:style-name="P14">Multiweapon Fighting (replaces Superior Two-Weapon Fighting due to third arm) </text:p>
        </text:list-item>
      </text:list>
      <text:p text:style-name="Text_20_body"><text:span text:style-name="Strong_20_Emphasis">Challenge Rating:</text:span> 11 (10 for base ettin + 1 for class level and equipment)</text:p>
      <text:p text:style-name="Text_20_body"><text:span text:style-name="Strong_20_Emphasis">Equipment:</text:span></text:p>
      <text:list text:style-name="L8">
        <text:list-item>
          <text:p text:style-name="P15">+1 Breastplate (1,350 gp) </text:p>
        </text:list-item>
        <text:list-item>
          <text:p text:style-name="P15">+1 Battleaxe (2,310 gp) </text:p>
        </text:list-item>
        <text:list-item>
          <text:p text:style-name="P16">+1 Warhammer (2,312 gp) </text:p>
        </text:list-item>
      </text:list>
      <text:h text:style-name="Heading_20_3" text:outline-level="3">Special Abilities</text:h>
      <text:p text:style-name="Text_20_body"><text:span text:style-name="Strong_20_Emphasis">Rage (Ex):</text:span> 1/day for 6 rounds</text:p>
      <text:list text:style-name="L9">
        <text:list-item>
          <text:p text:style-name="P17">+4 Str (31 total, +10 modifier) </text:p>
        </text:list-item>
        <text:list-item>
          <text:p text:style-name="P17">+4 Con (23 total, +6 modifier) </text:p>
        </text:list-item>
        <text:list-item>
          <text:p text:style-name="P17">+2 Will saves </text:p>
        </text:list-item>
        <text:list-item>
          <text:p text:style-name="P17">-2 AC While raging: </text:p>
        </text:list-item>
        <text:list-item>
          <text:p text:style-name="P17">HP increase to 97 </text:p>
        </text:list-item>
        <text:list-item>
          <text:p text:style-name="P17">Melee attacks: +17/+12 (battleaxe) and +17 (warhammer) </text:p>
        </text:list-item>
        <text:list-item>
          <text:p text:style-name="P18">Damage: 2d6+11/2d6+7 </text:p>
        </text:list-item>
      </text:list>
      <text:p text:style-name="Text_20_body"><text:span text:style-name="Strong_20_Emphasis">Triple-Headed (Ex):</text:span></text:p>
      <text:list text:style-name="L10">
        <text:list-item>
          <text:p text:style-name="P19">+4 racial bonus on Listen and Spot checks </text:p>
        </text:list-item>
        <text:list-item>
          <text:p text:style-name="P19">Cannot be flanked </text:p>
        </text:list-item>
        <text:list-item>
          <text:p text:style-name="P19">Three separate Initiative checks (choose highest) </text:p>
        </text:list-item>
        <text:list-item>
          <text:p text:style-name="P19">Three separate Listen and Spot checks </text:p>
        </text:list-item>
        <text:list-item>
          <text:p text:style-name="P20">All heads must speak Giant </text:p>
        </text:list-item>
      </text:list>
      <text:p text:style-name="Text_20_body"><text:span text:style-name="Strong_20_Emphasis">Languages:</text:span></text:p>
      <text:list text:style-name="L11">
        <text:list-item>
          <text:p text:style-name="P21">Common </text:p>
        </text:list-item>
        <text:list-item>
          <text:p text:style-name="P22">Giant </text:p>
        </text:list-item>
      </text:list>
      <text:h text:style-name="Heading_20_3" text:outline-level="3">Combat Tactics</text:h>
      <text:p text:style-name="Text_20_body">The ettin typically begins combat by raging and using Power Attack, especially against lower-AC targets. The three heads allow it to maintain superior battlefield awareness while attacking. It can make three separate Spot checks as free actions to detect hidden enemies.</text:p>
      <text:p text:style-name="Text_20_body"><text:span text:style-name="Strong_20_Emphasis">Level Adjustment:</text:span> +7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9:07:29.779587126</meta:creation-date>
    <dc:date>2024-12-20T19:08:49.087580949</dc:date>
    <meta:editing-duration>PT1M20S</meta:editing-duration>
    <meta:editing-cycles>1</meta:editing-cycles>
    <meta:document-statistic meta:table-count="0" meta:image-count="0" meta:object-count="0" meta:page-count="2" meta:paragraph-count="63" meta:word-count="393" meta:character-count="2168" meta:non-whitespace-character-count="1838"/>
    <meta:generator>LibreOffice/24.8.3.2$Linux_X86_64 LibreOffice_project/480$Build-2</meta:generator>
  </office:meta>
</office:document-meta>
</file>